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F000003251BE29556BF6EE21F.jpg" manifest:media-type="image/jpeg"/>
  <manifest:file-entry manifest:full-path="Pictures/100000000000027900000137FD80F0C99E0DDE8B.jpg" manifest:media-type="image/jpeg"/>
  <manifest:file-entry manifest:full-path="Pictures/100000000000027A000000C038ED26A0DD9C365E.jpg" manifest:media-type="image/jpeg"/>
  <manifest:file-entry manifest:full-path="Pictures/100000000000053700000316FD3376434E2CC92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/>
    </style:style>
    <style:style style:name="gr6" style:family="graphic">
      <style:graphic-properties style:protect="size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el_20_und_20_Inhalt-subtitle">
      <style:graphic-properties draw:fill-color="#ffffff" draw:auto-grow-height="true" fo:min-height="12.756cm"/>
    </style:style>
    <style:style style:name="pr3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notes" style:list-style-name="L2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6" style:family="presentation" style:parent-style-name="Titel_20_und_20_Inhalt-notes" style:list-style-name="L2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notes" style:list-style-name="L2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style:text-properties fo:color="#999999"/>
    </style:style>
    <style:style style:name="P6" style:family="paragraph">
      <loext:graphic-properties draw:fill="none" draw:fill-color="#ffffff"/>
      <style:text-properties fo:color="#999999" fo:font-style="italic" style:font-style-asian="italic" style:font-style-complex="italic"/>
    </style:style>
    <style:style style:name="P7" style:family="paragraph">
      <loext:graphic-properties draw:fill="none" draw:fill-color="#ffffff"/>
      <style:text-properties fo:color="#999999" fo:font-size="14pt" style:text-underline-style="none" style:font-size-asian="14pt" style:font-size-complex="14pt"/>
    </style:style>
    <style:style style:name="P8" style:family="paragraph">
      <loext:graphic-properties draw:fill="none" draw:fill-color="#ffffff"/>
      <style:text-properties fo:color="#999999"/>
    </style:style>
    <style:style style:name="P9" style:family="paragraph">
      <loext:graphic-properties draw:fill="none" draw:fill-color="#ffffff"/>
      <style:text-properties fo:color="#b2b2b2"/>
    </style:style>
    <style:style style:name="P10" style:family="paragraph">
      <loext:graphic-properties draw:fill="none" draw:fill-color="#ffffff"/>
      <style:text-properties fo:color="#cccccc" fo:font-size="15pt" style:font-size-asian="15pt" style:font-size-complex="15pt"/>
    </style:style>
    <style:style style:name="P11" style:family="paragraph">
      <style:text-properties fo:color="#808080"/>
    </style:style>
    <style:style style:name="P12" style:family="paragraph">
      <loext:graphic-properties draw:fill="none" draw:fill-color="#ffffff"/>
      <style:text-properties fo:color="#808080" fo:font-size="14pt" style:text-underline-style="none" style:font-size-asian="14pt" style:font-size-complex="14pt"/>
    </style:style>
    <style:style style:name="P13" style:family="paragraph">
      <style:text-properties fo:color="#b2b2b2"/>
    </style:style>
    <style:style style:name="P14" style:family="paragraph">
      <loext:graphic-properties draw:fill="none" draw:fill-color="#ffffff"/>
      <style:text-properties fo:color="#b2b2b2" fo:font-size="15pt" style:font-size-asian="15pt" style:font-size-complex="15pt"/>
    </style:style>
    <style:style style:name="P15" style:family="paragraph">
      <style:paragraph-properties fo:margin-top="0cm" fo:margin-bottom="0cm" fo:text-align="star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T1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999999" fo:font-size="14pt" style:text-underline-style="none" style:font-size-asian="14pt" style:font-size-complex="14pt"/>
    </style:style>
    <style:style style:name="T4" style:family="text">
      <style:text-properties fo:color="#999999"/>
    </style:style>
    <style:style style:name="T5" style:family="text">
      <style:text-properties fo:color="#b2b2b2"/>
    </style:style>
    <style:style style:name="T6" style:family="text">
      <style:text-properties fo:color="#cccccc" fo:font-size="15pt" style:font-size-asian="15pt" style:font-size-complex="15pt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Logging</text:span></text:p>
          </draw:text-box>
        </draw:frame>
        <draw:frame presentation:style-name="pr2" draw:text-style-name="P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Rsyslog</text:p>
                <text:p text:style-name="P3"/>
              </text:list-header>
            </text:list>
          </draw:text-box>
        </draw:frame>
        <draw:frame draw:style-name="gr1" draw:text-style-name="P6" draw:layer="layout" svg:width="4.611cm" svg:height="0.962cm" svg:x="3.6cm" svg:y="6.8cm">
          <draw:text-box>
            <text:list text:style-name="L1">
              <text:list-header>
                <text:p text:style-name="P5"><text:span text:style-name="T2">(sudo|do su)</text:span></text:p>
              </text:list-header>
            </text:list>
          </draw:text-box>
        </draw:frame>
        <draw:frame draw:style-name="gr2" draw:text-style-name="P7" draw:layer="layout" svg:width="1.67cm" svg:height="0.806cm" svg:x="20.2cm" svg:y="8.794cm">
          <draw:text-box>
            <text:p><text:span text:style-name="T3">SSL</text:span></text:p>
          </draw:text-box>
        </draw:frame>
        <draw:frame draw:style-name="gr3" draw:text-style-name="P8" draw:layer="layout" svg:width="1.874cm" svg:height="0.962cm" svg:x="2.8cm" svg:y="13.6cm">
          <draw:text-box>
            <text:p><text:span text:style-name="T4">Nord</text:span></text:p>
          </draw:text-box>
        </draw:frame>
        <draw:frame draw:style-name="gr4" draw:text-style-name="P9" draw:layer="layout" svg:width="1.979cm" svg:height="0.962cm" svg:x="20.8cm" svg:y="15.6cm">
          <draw:text-box>
            <text:p><text:span text:style-name="T5">Sued</text:span></text:p>
          </draw:text-box>
        </draw:frame>
        <draw:frame draw:style-name="gr5" draw:text-style-name="P10" draw:layer="layout" svg:width="3.017cm" svg:height="0.839cm" svg:x="18.705cm" svg:y="6.038cm">
          <draw:text-box>
            <text:p><text:span text:style-name="T6">tcp</text:span></text:p>
          </draw:text-box>
        </draw:frame>
        <draw:frame draw:style-name="gr2" draw:text-style-name="P12" draw:layer="layout" svg:width="5.358cm" svg:height="0.806cm" svg:x="9.4cm" svg:y="14.794cm">
          <draw:text-box>
            <text:p text:style-name="P11"><text:span text:style-name="T7">k1599_rsyslog_server</text:span></text:p>
          </draw:text-box>
        </draw:frame>
        <draw:frame draw:style-name="gr2" draw:text-style-name="P12" draw:layer="layout" svg:width="5.138cm" svg:height="0.806cm" svg:x="15.7cm" svg:y="12.594cm">
          <draw:text-box>
            <text:p text:style-name="P11"><text:span text:style-name="T7">k1599_rsyslog_client</text:span></text:p>
          </draw:text-box>
        </draw:frame>
        <draw:frame draw:style-name="gr5" draw:text-style-name="P14" draw:layer="layout" svg:width="3.017cm" svg:height="0.839cm" svg:x="12.983cm" svg:y="6.9cm">
          <draw:text-box>
            <text:p text:style-name="P13"><text:span text:style-name="T8">logrotate</text:span></text:p>
          </draw:text-box>
        </draw:frame>
        <presentation:notes draw:style-name="dp2">
          <draw:page-thumbnail draw:name="Folienbildplatzhalter 1" draw:style-name="gr6" draw:layer="layout" svg:width="12.699cm" svg:height="9.524cm" svg:x="3.175cm" svg:y="1.905cm" draw:page-number="1" presentation:class="page"/>
          <draw:frame draw:name="Notizenplatzhalter 2" presentation:style-name="pr3" draw:text-style-name="P16" draw:layer="layout" svg:width="15.239cm" svg:height="11.429cm" svg:x="1.8cm" svg:y="12.2cm" presentation:class="notes" presentation:user-transformed="true">
            <draw:text-box>
              <text:list text:style-name="L2">
                <text:list-header>
                  <text:p text:style-name="P15"><text:span text:style-name="T9"/></text:p>
                  <text:p text:style-name="P15"><text:span text:style-name="T9"/></text:p>
                </text:list-header>
              </text:list>
            </draw:text-box>
          </draw:frame>
          <draw:frame draw:name="Foliennummernplatzhalter 3" presentation:style-name="pr4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Foliennummer&gt;</text:page-number></text:span></text:p>
            </draw:text-box>
          </draw:frame>
        </presentation:notes>
      </draw:page>
      <draw:page draw:name="page2" draw:style-name="dp1" draw:master-page-name="Titel_20_und_20_Inhalt" presentation:presentation-page-layout-name="AL1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Rsyslog</text:span></text:p>
          </draw:text-box>
        </draw:frame>
        <draw:frame draw:style-name="gr7" draw:text-style-name="P19" draw:layer="layout" svg:width="23.8cm" svg:height="14.07cm" svg:x="1.25cm" svg:y="4.642cm">
          <draw:image xlink:href="Pictures/100000000000053700000316FD3376434E2CC929.jpg" xlink:type="simple" xlink:show="embed" xlink:actuate="onLoad">
            <text:p/>
          </draw:image>
        </draw:frame>
        <presentation:notes draw:style-name="dp2">
          <draw:page-thumbnail draw:name="Folienbildplatzhalter 1" draw:style-name="gr6" draw:layer="layout" svg:width="12.699cm" svg:height="9.524cm" svg:x="3.175cm" svg:y="1.905cm" draw:page-number="2" presentation:class="page"/>
          <draw:frame draw:name="Notizenplatzhalter 2" presentation:style-name="pr5" draw:text-style-name="P2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4" draw:text-style-name="P21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Foliennumm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1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Rsyslog - Server</text:span></text:p>
          </draw:text-box>
        </draw:frame>
        <draw:frame draw:style-name="gr7" draw:text-style-name="P19" draw:layer="layout" svg:width="16.5cm" svg:height="4.98cm" svg:x="4.063cm" svg:y="5.817cm">
          <draw:image xlink:href="Pictures/100000000000027A000000C038ED26A0DD9C365E.jpg" xlink:type="simple" xlink:show="embed" xlink:actuate="onLoad">
            <text:p/>
          </draw:image>
        </draw:frame>
        <draw:frame draw:style-name="gr7" draw:text-style-name="P19" draw:layer="layout" svg:width="16.5cm" svg:height="8.1cm" svg:x="4.376cm" svg:y="10.643cm">
          <draw:image xlink:href="Pictures/100000000000027900000137FD80F0C99E0DDE8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6" draw:layer="layout" svg:width="12.699cm" svg:height="9.524cm" svg:x="3.175cm" svg:y="1.905cm" draw:page-number="3" presentation:class="page"/>
          <draw:frame draw:name="Notizenplatzhalter 2" presentation:style-name="pr6" draw:text-style-name="P2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4" draw:text-style-name="P21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Foliennummer&gt;</text:page-number></text:span></text:p>
            </draw:text-box>
          </draw:frame>
        </presentation:notes>
      </draw:page>
      <draw:page draw:name="page4" draw:style-name="dp1" draw:master-page-name="Titel_20_und_20_Inhalt" presentation:presentation-page-layout-name="AL1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Rsyslog - Client</text:span></text:p>
          </draw:text-box>
        </draw:frame>
        <draw:frame draw:style-name="gr7" draw:text-style-name="P19" draw:layer="layout" svg:width="24cm" svg:height="13.55cm" svg:x="0.75cm" svg:y="4.673cm">
          <draw:image xlink:href="Pictures/100000000000058F000003251BE29556BF6EE21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6" draw:layer="layout" svg:width="12.699cm" svg:height="9.524cm" svg:x="3.175cm" svg:y="1.905cm" draw:page-number="4" presentation:class="page"/>
          <draw:frame draw:name="Notizenplatzhalter 2" presentation:style-name="pr7" draw:text-style-name="P2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4" draw:text-style-name="P21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08">08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</text:span><text:span text:style-name="MT8">Gliederungstexte</text:span><text:span text:style-name="MT8">s durch Klicken </text:span><text:span text:style-name="MT8">bearbeiten</text:span></text:p>
              <text:list>
                <text:list-item>
                  <text:p text:style-name="MP15"><text:span text:style-name="MT8">Zweite </text:span><text:span text:style-name="MT8">Gliederungseb</text:span><text:span text:style-name="MT8">ene</text:span></text:p>
                  <text:list>
                    <text:list-item>
                      <text:p text:style-name="MP15"><text:span text:style-name="MT8">Dritte </text:span><text:span text:style-name="MT8">Gliederungse</text:span><text:span text:style-name="MT8">bene</text:span></text:p>
                      <text:list>
                        <text:list-item>
                          <text:p text:style-name="MP15"><text:span text:style-name="MT8">Vierte </text:span><text:span text:style-name="MT8">Gliederung</text:span><text:span text:style-name="MT8">sebene</text:span></text:p>
                          <text:list>
                            <text:list-item>
                              <text:p text:style-name="MP15"><text:span text:style-name="MT8">Fünfte </text:span><text:span text:style-name="MT8">Gliederu</text:span><text:span text:style-name="MT8">ngseben</text:span><text:span text:style-name="MT8">e</text:span></text:p>
                              <text:list>
                                <text:list-item>
                                  <text:p text:style-name="MP15"><text:span text:style-name="MT8">Sechs</text:span><text:span text:style-name="MT8">te </text:span><text:span text:style-name="MT8">Gliede</text:span><text:span text:style-name="MT8">rungs</text:span><text:span text:style-name="MT8">ebene</text:span></text:p>
                                  <text:list>
                                    <text:list-item>
                                      <text:p text:style-name="MP16"><text:span text:style-name="MT8">Sie</text:span><text:span text:style-name="MT8">bte </text:span><text:span text:style-name="MT8">Glie</text:span><text:span text:style-name="MT8">der</text:span><text:span text:style-name="MT8">ung</text:span><text:span text:style-name="MT8">seb</text:span><text:span text:style-name="MT8">ene</text:span><text:span text:style-name="MT8">Text</text:span><text:span text:style-name="MT8">ma</text:span><text:span text:style-name="MT8">ster</text:span><text:span text:style-name="MT8">for</text:span><text:span text:style-name="MT8">mat</text:span><text:span text:style-name="MT8">e </text:span><text:span text:style-name="MT8">dur</text:span><text:span text:style-name="MT8">ch </text:span><text:span text:style-name="MT8">Klic</text:span><text:span text:style-name="MT8">ken </text:span><text:span text:style-name="MT8">bea</text:span><text:span text:style-name="MT8">rbei</text:span><text:span text:style-name="MT8">ten</text:span></text:p>
                                      <text:list>
                                        <text:list-item>
                                          <text:p text:style-name="MP16"><text:span text:style-name="MT9">Z</text:span><text:span text:style-name="MT9">w</text:span><text:span text:style-name="MT9">ei</text:span><text:span text:style-name="MT9">t</text:span><text:span text:style-name="MT9">e </text:span><text:span text:style-name="MT9">E</text:span><text:span text:style-name="MT9">b</text:span><text:span text:style-name="MT9">e</text:span><text:span text:style-name="MT9">n</text:span><text:span text:style-name="MT9">e</text:span></text:p>
                                          <text:list>
                                            <text:list-item>
                                              <text:p text:style-name="MP16"><text:span text:style-name="MT10">D</text:span><text:span text:style-name="MT10">r</text:span><text:span text:style-name="MT10">i</text:span><text:span text:style-name="MT10">t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                    <text:list>
                                                <text:list-item>
                                                  <text:p text:style-name="MP17"><text:span text:style-name="MT11">V</text:span><text:span text:style-name="MT11">i</text:span><text:span text:style-name="MT11">e</text:span><text:span text:style-name="MT11">r</text:span><text:span text:style-name="MT11">t</text:span><text:span text:style-name="MT11">e</text:span><text:span text:style-name="MT11"> </text:span><text:span text:style-name="MT11">E</text:span><text:span text:style-name="MT11">b</text:span><text:span text:style-name="MT11">e</text:span><text:span text:style-name="MT11">n</text:span><text:span text:style-name="MT11">e</text:span></text:p>
                                                </text:list-item>
                                                <text:list-item>
                                                  <text:p text:style-name="MP17"><text:span text:style-name="MT11">F</text:span><text:span text:style-name="MT11">ü</text:span><text:span text:style-name="MT11">n</text:span><text:span text:style-name="MT11">f</text:span><text:span text:style-name="MT11">t</text:span><text:span text:style-name="MT11">e</text:span><text:span text:style-name="MT11"> </text:span><text:span text:style-name="MT11">E</text:span><text:span text:style-name="MT11">b</text:span><text:span text:style-name="MT11">e</text:span><text:span text:style-name="MT11">n</text:span><text:span text:style-name="MT11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</text:span><text:span text:style-name="MT8">Gliederungstexte</text:span><text:span text:style-name="MT8">s durch Klicken </text:span><text:span text:style-name="MT8">bearbeiten</text:span></text:p>
              <text:list>
                <text:list-item>
                  <text:p text:style-name="MP15"><text:span text:style-name="MT8">Zweite </text:span><text:span text:style-name="MT8">Gliederungseb</text:span><text:span text:style-name="MT8">ene</text:span></text:p>
                  <text:list>
                    <text:list-item>
                      <text:p text:style-name="MP15"><text:span text:style-name="MT8">Dritte </text:span><text:span text:style-name="MT8">Gliederungse</text:span><text:span text:style-name="MT8">bene</text:span></text:p>
                      <text:list>
                        <text:list-item>
                          <text:p text:style-name="MP15"><text:span text:style-name="MT8">Vierte </text:span><text:span text:style-name="MT8">Gliederung</text:span><text:span text:style-name="MT8">sebene</text:span></text:p>
                          <text:list>
                            <text:list-item>
                              <text:p text:style-name="MP15"><text:span text:style-name="MT8">Fünfte </text:span><text:span text:style-name="MT8">Gliederu</text:span><text:span text:style-name="MT8">ngseben</text:span><text:span text:style-name="MT8">e</text:span></text:p>
                              <text:list>
                                <text:list-item>
                                  <text:p text:style-name="MP15"><text:span text:style-name="MT8">Sechs</text:span><text:span text:style-name="MT8">te </text:span><text:span text:style-name="MT8">Gliede</text:span><text:span text:style-name="MT8">rungs</text:span><text:span text:style-name="MT8">ebene</text:span></text:p>
                                  <text:list>
                                    <text:list-item>
                                      <text:p text:style-name="MP16"><text:span text:style-name="MT8">Sie</text:span><text:span text:style-name="MT8">bte </text:span><text:span text:style-name="MT8">Glie</text:span><text:span text:style-name="MT8">der</text:span><text:span text:style-name="MT8">ung</text:span><text:span text:style-name="MT8">seb</text:span><text:span text:style-name="MT8">ene</text:span><text:span text:style-name="MT8">Text</text:span><text:span text:style-name="MT8">ma</text:span><text:span text:style-name="MT8">ster</text:span><text:span text:style-name="MT8">for</text:span><text:span text:style-name="MT8">mat</text:span><text:span text:style-name="MT8">e </text:span><text:span text:style-name="MT8">dur</text:span><text:span text:style-name="MT8">ch </text:span><text:span text:style-name="MT8">Klic</text:span><text:span text:style-name="MT8">ken </text:span><text:span text:style-name="MT8">bea</text:span><text:span text:style-name="MT8">rbei</text:span><text:span text:style-name="MT8">ten</text:span></text:p>
                                      <text:list>
                                        <text:list-item>
                                          <text:p text:style-name="MP16"><text:span text:style-name="MT9">Z</text:span><text:span text:style-name="MT9">w</text:span><text:span text:style-name="MT9">ei</text:span><text:span text:style-name="MT9">t</text:span><text:span text:style-name="MT9">e </text:span><text:span text:style-name="MT9">E</text:span><text:span text:style-name="MT9">b</text:span><text:span text:style-name="MT9">e</text:span><text:span text:style-name="MT9">n</text:span><text:span text:style-name="MT9">e</text:span></text:p>
                                          <text:list>
                                            <text:list-item>
                                              <text:p text:style-name="MP16"><text:span text:style-name="MT10">D</text:span><text:span text:style-name="MT10">r</text:span><text:span text:style-name="MT10">i</text:span><text:span text:style-name="MT10">t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                    <text:list>
                                                <text:list-item>
                                                  <text:p text:style-name="MP17"><text:span text:style-name="MT11">V</text:span><text:span text:style-name="MT11">i</text:span><text:span text:style-name="MT11">e</text:span><text:span text:style-name="MT11">r</text:span><text:span text:style-name="MT11">t</text:span><text:span text:style-name="MT11">e</text:span><text:span text:style-name="MT11"> </text:span><text:span text:style-name="MT11">E</text:span><text:span text:style-name="MT11">b</text:span><text:span text:style-name="MT11">e</text:span><text:span text:style-name="MT11">n</text:span><text:span text:style-name="MT11">e</text:span></text:p>
                                                </text:list-item>
                                                <text:list-item>
                                                  <text:p text:style-name="MP17"><text:span text:style-name="MT11">F</text:span><text:span text:style-name="MT11">ü</text:span><text:span text:style-name="MT11">n</text:span><text:span text:style-name="MT11">f</text:span><text:span text:style-name="MT11">t</text:span><text:span text:style-name="MT11">e</text:span><text:span text:style-name="MT11"> </text:span><text:span text:style-name="MT11">E</text:span><text:span text:style-name="MT11">b</text:span><text:span text:style-name="MT11">e</text:span><text:span text:style-name="MT11">n</text:span><text:span text:style-name="MT11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</text:span><text:span text:style-name="MT8">Gliederungstexte</text:span><text:span text:style-name="MT8">s durch Klicken </text:span><text:span text:style-name="MT8">bearbeiten</text:span></text:p>
              <text:list>
                <text:list-item>
                  <text:p text:style-name="MP15"><text:span text:style-name="MT8">Zweite </text:span><text:span text:style-name="MT8">Gliederungseb</text:span><text:span text:style-name="MT8">ene</text:span></text:p>
                  <text:list>
                    <text:list-item>
                      <text:p text:style-name="MP15"><text:span text:style-name="MT8">Dritte </text:span><text:span text:style-name="MT8">Gliederungse</text:span><text:span text:style-name="MT8">bene</text:span></text:p>
                      <text:list>
                        <text:list-item>
                          <text:p text:style-name="MP15"><text:span text:style-name="MT8">Vierte </text:span><text:span text:style-name="MT8">Gliederung</text:span><text:span text:style-name="MT8">sebene</text:span></text:p>
                          <text:list>
                            <text:list-item>
                              <text:p text:style-name="MP15"><text:span text:style-name="MT8">Fünfte </text:span><text:span text:style-name="MT8">Gliederu</text:span><text:span text:style-name="MT8">ngseben</text:span><text:span text:style-name="MT8">e</text:span></text:p>
                              <text:list>
                                <text:list-item>
                                  <text:p text:style-name="MP15"><text:span text:style-name="MT8">Sechs</text:span><text:span text:style-name="MT8">te </text:span><text:span text:style-name="MT8">Gliede</text:span><text:span text:style-name="MT8">rungs</text:span><text:span text:style-name="MT8">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</text:span><text:span text:style-name="MT8">Gliederungsebene</text:span><text:span text:style-name="MT8">Textmasterformat</text:span><text:span text:style-name="MT8">e durch Klicken </text:span><text:span text:style-name="MT8">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157</meta:editing-cycles>
    <meta:creation-date>2016-07-31T05:09:50</meta:creation-date>
    <dc:date>2016-09-08T16:00:20.581923584</dc:date>
    <meta:editing-duration>PT6H26M5S</meta:editing-duration>
    <meta:generator>LibreOffice/5.1.3.2$Linux_X86_64 LibreOffice_project/10m0$Build-2</meta:generator>
    <meta:document-statistic meta:object-count="8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